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6239f"/>
    </style:style>
    <style:style style:name="P13" style:family="paragraph" style:parent-style-name="Standard">
      <style:text-properties officeooo:paragraph-rsid="0048f93d"/>
    </style:style>
    <style:style style:name="P14" style:family="paragraph" style:parent-style-name="Standard">
      <style:text-properties officeooo:paragraph-rsid="004a31d8"/>
    </style:style>
    <style:style style:name="P15" style:family="paragraph" style:parent-style-name="Standard">
      <style:text-properties officeooo:paragraph-rsid="004a6a89"/>
    </style:style>
    <style:style style:name="P16" style:family="paragraph" style:parent-style-name="Standard">
      <style:text-properties officeooo:paragraph-rsid="004d8363"/>
    </style:style>
    <style:style style:name="P17" style:family="paragraph" style:parent-style-name="Standard">
      <style:text-properties officeooo:rsid="004f4b29" officeooo:paragraph-rsid="004f4b29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4e3de"/>
    </style:style>
    <style:style style:name="T26" style:family="text">
      <style:text-properties officeooo:rsid="00433fb3"/>
    </style:style>
    <style:style style:name="T27" style:family="text">
      <style:text-properties officeooo:rsid="00451ec6"/>
    </style:style>
    <style:style style:name="T28" style:family="text">
      <style:text-properties officeooo:rsid="0048f93d"/>
    </style:style>
    <style:style style:name="T29" style:family="text">
      <style:text-properties officeooo:rsid="004a6a89"/>
    </style:style>
    <style:style style:name="T30" style:family="text">
      <style:text-properties officeooo:rsid="004d8363"/>
    </style:style>
    <style:style style:name="T31" style:family="text">
      <style:text-properties officeooo:rsid="004f4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<text:span text:style-name="T25"> Teil </text:span><text:span text:style-name="T24">1</text:span> – <text:span text:style-name="T26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><text:s text:c="2"/></text:p>
      <text:p text:style-name="Standard"/>
      <text:p text:style-name="Standard">### Tag 13 <text:span text:style-name="T24">Teil 2</text:span>– <text:span text:style-name="T27">26. Dezember 2025</text:span></text:p>
      <text:p text:style-name="Standard"/>
      <text:p text:style-name="Standard">- **Tagesziel:** <text:s/></text:p>
      <text:p text:style-name="Standard"><text:s text:c="2"/>Das Angebot so zuspitzen, dass ein idealer Kunde in &lt;30 Sekunden klar Ja oder Nein sagen kann.</text:p>
      <text:p text:style-name="Standard"/>
      <text:p text:style-name="P12">- **Ergebnis:** <text:s/>✅ Erledigt</text:p>
      <text:p text:style-name="Standard"/>
      <text:p text:style-name="Standard">- **Beweis:** <text:s/></text:p>
      <text:p text:style-name="Standard"><text:s text:c="2"/>https://github.com/energetekk/30-Tage-Finish-Sprint-Oeffentlicher-Log/blob/main/README.md</text:p>
      <text:p text:style-name="Standard"/>
      <text:p text:style-name="Standard"/>
      <text:p text:style-name="P13">### Tag 1<text:span text:style-name="T28">4 </text:span>– <text:span text:style-name="T27">2</text:span><text:span text:style-name="T28">7</text:span><text:span text:style-name="T27">. Dezember 2025</text:span></text:p>
      <text:p text:style-name="P13"/>
      <text:p text:style-name="P13">- **Tagesziel:** <text:s/></text:p>
      <text:p text:style-name="P13"><text:s text:c="2"/>Schreibe <text:span text:style-name="Strong_20_Emphasis">den exakten Check-in-Text</text:span>, den ein Nutzer <text:span text:style-name="Strong_20_Emphasis">jeden Tag</text:span> bekommt.</text:p>
      <text:p text:style-name="P13"/>
      <text:p text:style-name="P13">- **Ergebnis:** <text:s/>✅ Erledigt</text:p>
      <text:p text:style-name="P13"/>
      <text:p text:style-name="P13">- **Beweis:**</text:p>
      <text:p text:style-name="P14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3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3"/>
      <text:p text:style-name="Standard">### Tag 15 – <text:span text:style-name="T29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5">- **Ergebnis:** <text:s/>✅ Erledigt</text:p>
      <text:p text:style-name="Standard"/>
      <text:p text:style-name="Standard"><text:soft-page-break/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6">### Tag 1<text:span text:style-name="T30">6</text:span> – <text:span text:style-name="T29">2</text:span><text:span text:style-name="T30">9</text:span><text:span text:style-name="T29">. Dezember 2025</text:span></text:p>
      <text:p text:style-name="P16"/>
      <text:p text:style-name="P16">- **Tagesziel:** <text:s/></text:p>
      <text:p text:style-name="P16"><text:span text:style-name="T30">Mini-Onbaording und Check-in Format für Kunde</text:span> <text:s/></text:p>
      <text:p text:style-name="P16"/>
      <text:p text:style-name="P16">- **Ergebnis:** <text:s/>✅ Erledigt</text:p>
      <text:p text:style-name="P16"/>
      <text:p text:style-name="P16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Standard">### Tag 17 – <text:span text:style-name="T31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17"/>
      <text:p text:style-name="P1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30T07:06:51.340446893</dc:date>
    <meta:editing-duration>PT6H35M34S</meta:editing-duration>
    <meta:editing-cycles>55</meta:editing-cycles>
    <meta:generator>LibreOffice/25.8.3.2$Linux_X86_64 LibreOffice_project/580$Build-2</meta:generator>
    <meta:document-statistic meta:table-count="0" meta:image-count="0" meta:object-count="0" meta:page-count="7" meta:paragraph-count="205" meta:word-count="1067" meta:character-count="8444" meta:non-whitespace-character-count="7341"/>
  </office:meta>
</office:document-meta>
</file>